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45" style:family="table-cell" style:parent-style-name="Default" style:data-style-name="N0"/>
    <style:style style:name="ce4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04"/>
    <style:style style:name="ce53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16379" table:default-cell-style-name="ce10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1" table:number-rows-repeated="10480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6" table:default-cell-style-name="ce45"/>
        <table:table-column table:style-name="co9" table:default-cell-style-name="ce45"/>
        <table:table-column table:style-name="co10" table:number-columns-repeated="16379" table:default-cell-style-name="ce45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6" office:value-type="string" calcext:value-type="string">
            <text:p>ARTIGO</text:p>
          </table:table-cell>
          <table:table-cell table:style-name="ce46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CÓS18</text:p>
          </table:table-cell>
          <table:table-cell table:style-name="ce46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MARCEL 40</text:p>
          </table:table-cell>
          <table:table-cell table:style-name="ce46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6" office:value-type="string" calcext:value-type="string">
            <text:p>BELLES 15</text:p>
          </table:table-cell>
          <table:table-cell table:style-name="ce46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6" office:value-type="string" calcext:value-type="string">
            <text:p>MONE</text:p>
          </table:table-cell>
          <table:table-cell table:style-name="ce46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BELLES 24</text:p>
          </table:table-cell>
          <table:table-cell table:style-name="ce46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6" office:value-type="string" calcext:value-type="string">
            <text:p>BALI 16</text:p>
          </table:table-cell>
          <table:table-cell table:style-name="ce46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MURITI 10</text:p>
          </table:table-cell>
          <table:table-cell table:style-name="ce46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MURITI 14</text:p>
          </table:table-cell>
          <table:table-cell table:style-name="ce46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6" office:value-type="string" calcext:value-type="string">
            <text:p>STILED 10</text:p>
          </table:table-cell>
          <table:table-cell table:style-name="ce46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STILED 13</text:p>
          </table:table-cell>
          <table:table-cell table:style-name="ce46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STILED 18</text:p>
          </table:table-cell>
          <table:table-cell table:style-name="ce46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CETIM</text:p>
          </table:table-cell>
          <table:table-cell table:style-name="ce46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TIRA CANAL</text:p>
          </table:table-cell>
          <table:table-cell table:style-name="ce46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STRIPE</text:p>
          </table:table-cell>
          <table:table-cell table:style-name="ce46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08 LYCRA</text:p>
          </table:table-cell>
          <table:table-cell table:style-name="ce46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06 LYCRA</text:p>
          </table:table-cell>
          <table:table-cell table:style-name="ce46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float" office:value="1653" calcext:value-type="float">
            <text:p>1653</text:p>
          </table:table-cell>
          <table:table-cell table:style-name="ce46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TURIN</text:p>
          </table:table-cell>
          <table:table-cell table:style-name="ce46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CHEYNNET</text:p>
          </table:table-cell>
          <table:table-cell table:style-name="ce46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NEW CONFORT</text:p>
          </table:table-cell>
          <table:table-cell table:style-name="ce46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6" table:number-columns-repeated="2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number-columns-repeated="7" table:default-cell-style-name="ce45"/>
        <table:table-column table:style-name="co10" table:number-columns-repeated="16373" table:default-cell-style-name="ce45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KO</text:p>
          </table:table-cell>
          <table:table-cell table:style-name="ce47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NVDA</text:p>
          </table:table-cell>
          <table:table-cell table:style-name="ce47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FRCB</text:p>
          </table:table-cell>
          <table:table-cell table:style-name="ce47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MMM</text:p>
          </table:table-cell>
          <table:table-cell table:style-name="ce47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PBR</text:p>
          </table:table-cell>
          <table:table-cell table:style-name="ce47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ELMD</text:p>
          </table:table-cell>
          <table:table-cell table:style-name="ce47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STAG</text:p>
          </table:table-cell>
          <table:table-cell table:style-name="ce47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SHBI</text:p>
          </table:table-cell>
          <table:table-cell table:style-name="ce47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O</text:p>
          </table:table-cell>
          <table:table-cell table:style-name="ce47"/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ALNT</text:p>
          </table:table-cell>
          <table:table-cell table:style-name="ce47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8"/>
          <table:table-cell table:style-name="ce50" office:value-type="float" office:value="12" calcext:value-type="float">
            <text:p>12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INTER</text:p>
          </table:table-cell>
          <table:table-cell table:style-name="ce51" office:value-type="currency" office:currency="BRL" office:value="587.66" calcext:value-type="currency">
            <text:p>R$ 587,66</text:p>
          </table:table-cell>
          <table:table-cell table:style-name="ce54" office:value-type="currency" office:currency="BRL" office:value="710" calcext:value-type="currency">
            <text:p>R$ 710,00</text:p>
          </table:table-cell>
          <table:table-cell table:style-name="ce64" office:value-type="currency" office:currency="BRL" office:value="638.58" calcext:value-type="currency">
            <text:p>R$ 638,58</text:p>
          </table:table-cell>
          <table:table-cell table:style-name="ce66" office:value-type="currency" office:currency="BRL" office:value="638.58" calcext:value-type="currency">
            <text:p>R$ 638,58</text:p>
          </table:table-cell>
          <table:table-cell table:style-name="ce68" office:value-type="currency" office:currency="BRL" office:value="638.58" calcext:value-type="currency">
            <text:p>R$ 638,58</text:p>
          </table:table-cell>
          <table:table-cell table:style-name="ce74" office:value-type="currency" office:currency="BRL" office:value="638.58" calcext:value-type="currency">
            <text:p>R$ 638,58</text:p>
          </table:table-cell>
          <table:table-cell table:style-name="ce76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C6 BANK</text:p>
          </table:table-cell>
          <table:table-cell table:style-name="ce51" office:value-type="currency" office:currency="BRL" office:value="0" calcext:value-type="currency">
            <text:p>R$ 0,00</text:p>
          </table:table-cell>
          <table:table-cell table:style-name="ce54" office:value-type="currency" office:currency="BRL" office:value="300" calcext:value-type="currency">
            <text:p>R$ 300,00</text:p>
          </table:table-cell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PICPAY</text:p>
          </table:table-cell>
          <table:table-cell table:style-name="ce51" office:value-type="currency" office:currency="BRL" office:value="0" calcext:value-type="currency">
            <text:p>R$ 0,00</text:p>
          </table:table-cell>
          <table:table-cell table:style-name="ce54" office:value-type="currency" office:currency="BRL" office:value="169.33" calcext:value-type="currency">
            <text:p>R$ 169,33</text:p>
          </table:table-cell>
          <table:table-cell table:style-name="ce64" office:value-type="currency" office:currency="BRL" office:value="169.33" calcext:value-type="currency">
            <text:p>R$ 169,33</text:p>
          </table:table-cell>
          <table:table-cell table:style-name="ce66" office:value-type="currency" office:currency="BRL" office:value="85" calcext:value-type="currency">
            <text:p>R$ 85,00</text:p>
          </table:table-cell>
          <table:table-cell table:style-name="ce68" office:value-type="currency" office:currency="BRL" office:value="85" calcext:value-type="currency">
            <text:p>R$ 85,00</text:p>
          </table:table-cell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NUBANK</text:p>
          </table:table-cell>
          <table:table-cell table:style-name="ce51" office:value-type="currency" office:currency="BRL" office:value="139.54" calcext:value-type="currency">
            <text:p>R$ 139,54</text:p>
          </table:table-cell>
          <table:table-cell table:style-name="ce54" office:value-type="currency" office:currency="BRL" office:value="175.43" calcext:value-type="currency">
            <text:p>R$ 175,43</text:p>
          </table:table-cell>
          <table:table-cell table:style-name="ce64" office:value-type="currency" office:currency="BRL" office:value="211.33" calcext:value-type="currency">
            <text:p>R$ 211,33</text:p>
          </table:table-cell>
          <table:table-cell table:style-name="ce66" office:value-type="currency" office:currency="BRL" office:value="35.9" calcext:value-type="currency">
            <text:p>R$ 35,90</text:p>
          </table:table-cell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ITAU</text:p>
          </table:table-cell>
          <table:table-cell table:style-name="ce51" office:value-type="currency" office:currency="BRL" office:value="0" calcext:value-type="currency">
            <text:p>R$ 0,00</text:p>
          </table:table-cell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MERCADO L</text:p>
          </table:table-cell>
          <table:table-cell table:style-name="ce51" office:value-type="currency" office:currency="BRL" office:value="1085.44" calcext:value-type="currency">
            <text:p>R$ 1.085,44</text:p>
          </table:table-cell>
          <table:table-cell table:style-name="ce54" office:value-type="currency" office:currency="BRL" office:value="200" calcext:value-type="currency">
            <text:p>R$ 200,00</text:p>
          </table:table-cell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3"/>
          <table:table-cell table:style-name="ce52" table:formula="of:=SUM([.D16:.D21])" office:value-type="currency" office:currency="BRL" office:value="1812.64" calcext:value-type="currency">
            <text:p>R$ 1.812,64</text:p>
          </table:table-cell>
          <table:table-cell table:style-name="ce52" table:formula="of:=SUM([.E16:.E21])" office:value-type="currency" office:currency="BRL" office:value="1554.76" calcext:value-type="currency">
            <text:p>R$ 1.554,76</text:p>
          </table:table-cell>
          <table:table-cell table:style-name="ce52" table:formula="of:=SUM([.F16:.F21])" office:value-type="currency" office:currency="BRL" office:value="1019.24" calcext:value-type="currency">
            <text:p>R$ 1.019,24</text:p>
          </table:table-cell>
          <table:table-cell table:style-name="ce52" table:formula="of:=SUM([.G16:.G21])" office:value-type="currency" office:currency="BRL" office:value="759.48" calcext:value-type="currency">
            <text:p>R$ 759,48</text:p>
          </table:table-cell>
          <table:table-cell table:style-name="ce52" table:formula="of:=SUM([.H16:.H21])" office:value-type="currency" office:currency="BRL" office:value="723.58" calcext:value-type="currency">
            <text:p>R$ 723,58</text:p>
          </table:table-cell>
          <table:table-cell table:style-name="ce52" table:formula="of:=SUM([.I16:.I21])" office:value-type="currency" office:currency="BRL" office:value="638.58" calcext:value-type="currency">
            <text:p>R$ 638,58</text:p>
          </table:table-cell>
          <table:table-cell table:style-name="ce52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8"/>
          <table:table-cell table:style-name="ce50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INTER</text:p>
          </table:table-cell>
          <table:table-cell table:style-name="ce51" office:value-type="currency" office:currency="BRL" office:value="322.93" calcext:value-type="currency">
            <text:p>R$ 322,93</text:p>
          </table:table-cell>
          <table:table-cell table:style-name="ce54" office:value-type="currency" office:currency="BRL" office:value="322.93" calcext:value-type="currency">
            <text:p>R$ 322,93</text:p>
          </table:table-cell>
          <table:table-cell table:style-name="ce64" office:value-type="currency" office:currency="BRL" office:value="322.92" calcext:value-type="currency">
            <text:p>R$ 322,92</text:p>
          </table:table-cell>
          <table:table-cell table:style-name="ce66" office:value-type="currency" office:currency="BRL" office:value="322.92" calcext:value-type="currency">
            <text:p>R$ 322,92</text:p>
          </table:table-cell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C6 BANK</text:p>
          </table:table-cell>
          <table:table-cell table:style-name="ce51"/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PICPAY</text:p>
          </table:table-cell>
          <table:table-cell table:style-name="ce51"/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NUBANK</text:p>
          </table:table-cell>
          <table:table-cell table:style-name="ce51"/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ITAU</text:p>
          </table:table-cell>
          <table:table-cell table:style-name="ce51"/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MERCADO L</text:p>
          </table:table-cell>
          <table:table-cell table:style-name="ce51"/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3"/>
          <table:table-cell table:style-name="ce52" table:formula="of:=SUM([.D24:.D29])" office:value-type="currency" office:currency="BRL" office:value="322.93" calcext:value-type="currency">
            <text:p>R$ 322,93</text:p>
          </table:table-cell>
          <table:table-cell table:style-name="ce52" table:formula="of:=SUM([.E24:.E29])" office:value-type="currency" office:currency="BRL" office:value="322.93" calcext:value-type="currency">
            <text:p>R$ 322,93</text:p>
          </table:table-cell>
          <table:table-cell table:style-name="ce52" table:formula="of:=SUM([.F24:.F29])" office:value-type="currency" office:currency="BRL" office:value="322.92" calcext:value-type="currency">
            <text:p>R$ 322,92</text:p>
          </table:table-cell>
          <table:table-cell table:style-name="ce52" table:formula="of:=SUM([.G24:.G29])" office:value-type="currency" office:currency="BRL" office:value="322.92" calcext:value-type="currency">
            <text:p>R$ 322,92</text:p>
          </table:table-cell>
          <table:table-cell table:style-name="ce52" table:formula="of:=SUM([.H24:.H29])" office:value-type="currency" office:currency="BRL" office:value="0" calcext:value-type="currency">
            <text:p>R$ 0,00</text:p>
          </table:table-cell>
          <table:table-cell table:style-name="ce52" table:formula="of:=SUM([.I24:.I29])" office:value-type="currency" office:currency="BRL" office:value="0" calcext:value-type="currency">
            <text:p>R$ 0,00</text:p>
          </table:table-cell>
          <table:table-cell table:style-name="ce52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2">
        <table:table-column table:style-name="co13" table:default-cell-style-name="Default"/>
        <table:table-column table:style-name="co13" table:default-cell-style-name="ce77"/>
        <table:table-column table:style-name="co13" table:default-cell-style-name="ce78"/>
        <table:table-column table:style-name="co13" table:default-cell-style-name="Default"/>
        <table:table-row table:style-name="ro3">
          <table:table-cell/>
          <table:table-cell office:value-type="string" calcext:value-type="string">
            <text:p>PRODUTO</text:p>
          </table:table-cell>
          <table:table-cell table:style-name="ce7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ÇA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VA</text:p>
          </table:table-cell>
          <table:table-cell office:value-type="currency" office:currency="BRL" office:value="2" calcext:value-type="currency">
            <text:p>R$ 2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MATE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style-name="ce79" table:formula="of:=SUM([.C2:.C4])" office:value-type="currency" office:currency="BRL" office:value="22" calcext:value-type="currency">
            <text:p>R$ 22,00</text:p>
          </table:table-cell>
        </table:table-row>
      </table:table>
      <table:named-expressions/>
      <table:database-ranges>
        <table:database-range table:name="__Anonymous_Sheet_DB__0" table:target-range-address="Planilha1.A1:Planilha1.E5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4-01-11T10:45:53.694000000</dc:date>
    <meta:editing-cycles>119</meta:editing-cycles>
    <meta:editing-duration>P2DT17H52M13S</meta:editing-duration>
    <meta:document-statistic meta:table-count="4" meta:cell-count="2782" meta:object-count="0"/>
  </office:meta>
</office:document-meta>
</file>